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CENTRO" style:display-name="TABELA_KM_CENTRO" style:family="table">
      <style:table-properties style:width="24.659cm" fo:margin-left="0cm" fo:margin-right="0.041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6cm" style:rel-column-width="1474*"/>
    </style:style>
    <style:style style:name="TABELA_5f_KM_5f_CENTRO.B" style:display-name="TABELA_KM_CENTRO.B" style:family="table-column">
      <style:table-column-properties style:column-width="1.63cm" style:rel-column-width="924*"/>
    </style:style>
    <style:style style:name="TABELA_5f_KM_5f_CENTRO.N" style:display-name="TABELA_KM_CENTRO.N" style:family="table-column">
      <style:table-column-properties style:column-width="2.501cm" style:rel-column-width="1418*"/>
    </style:style>
    <style:style style:name="TABELA_5f_KM_5f_CENTRO.A1" style:display-name="TABELA_KM_CENTR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KM_5f_CENTRO.N1" style:display-name="TABELA_KM_CENTRO.N1" style:family="table-cell">
      <style:table-cell-properties fo:padding="0.097cm" fo:border="0.002cm solid #000000"/>
    </style:style>
    <style:style style:name="TABELA_5f_KM_5f_CENTRO.A2" style:display-name="TABELA_KM_CENTRO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padding="0.097cm" fo:border-left="0.002cm solid #000000" fo:border-right="none" fo:border-top="none" fo:border-bottom="0.002cm solid #000000"/>
    </style:style>
    <style:style style:name="TABELA_5f_KM_5f_CENTRO.N3" style:display-name="TABELA_KM_CENTRO.N3" style:family="table-cell">
      <style:table-cell-properties fo:padding="0.097cm" fo:border-left="0.002cm solid #000000" fo:border-right="0.002cm solid #000000" fo:border-top="none" fo:border-bottom="0.002cm solid #000000"/>
    </style:style>
    <style:style style:name="C_5f_KM_5f_TOTAL" style:display-name="C_KM_TOTAL" style:family="table">
      <style:table-properties style:width="24.659cm" fo:margin-left="0cm" fo:margin-right="0.041cm" fo:margin-top="0cm" fo:margin-bottom="0cm" table:align="margins" style:writing-mode="lr-tb"/>
    </style:style>
    <style:style style:name="C_5f_KM_5f_TOTAL.A" style:display-name="C_KM_TOTAL.A" style:family="table-column">
      <style:table-column-properties style:column-width="2.6cm" style:rel-column-width="1474*"/>
    </style:style>
    <style:style style:name="C_5f_KM_5f_TOTAL.B" style:display-name="C_KM_TOTAL.B" style:family="table-column">
      <style:table-column-properties style:column-width="1.63cm" style:rel-column-width="924*"/>
    </style:style>
    <style:style style:name="C_5f_KM_5f_TOTAL.N" style:display-name="C_KM_TOTAL.N" style:family="table-column">
      <style:table-column-properties style:column-width="2.501cm" style:rel-column-width="1418*"/>
    </style:style>
    <style:style style:name="C_5f_KM_5f_TOTAL.A1" style:display-name="C_KM_TOT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_5f_KM_5f_TOTAL.N1" style:display-name="C_KM_TOTAL.N1" style:family="table-cell">
      <style:table-cell-properties fo:padding="0.097cm" fo:border="0.002cm solid #000000"/>
    </style:style>
    <style:style style:name="TABELA_5f_KM_5f_MOTORISTA" style:display-name="TABELA_KM_MOTORISTA" style:family="table">
      <style:table-properties style:width="24.659cm" fo:margin-left="0cm" fo:margin-right="0.041cm" fo:margin-top="0cm" fo:margin-bottom="0cm" table:align="margins" style:writing-mode="lr-tb"/>
    </style:style>
    <style:style style:name="TABELA_5f_KM_5f_MOTORISTA.A" style:display-name="TABELA_KM_MOTORISTA.A" style:family="table-column">
      <style:table-column-properties style:column-width="2.6cm" style:rel-column-width="1474*"/>
    </style:style>
    <style:style style:name="TABELA_5f_KM_5f_MOTORISTA.B" style:display-name="TABELA_KM_MOTORISTA.B" style:family="table-column">
      <style:table-column-properties style:column-width="1.63cm" style:rel-column-width="924*"/>
    </style:style>
    <style:style style:name="TABELA_5f_KM_5f_MOTORISTA.N" style:display-name="TABELA_KM_MOTORISTA.N" style:family="table-column">
      <style:table-column-properties style:column-width="2.501cm" style:rel-column-width="1418*"/>
    </style:style>
    <style:style style:name="TABELA_5f_KM_5f_MOTORISTA.A1" style:display-name="TABELA_KM_MOTORIST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KM_5f_MOTORISTA.N1" style:display-name="TABELA_KM_MOTORISTA.N1" style:family="table-cell">
      <style:table-cell-properties fo:padding="0.097cm" fo:border="0.002cm solid #000000"/>
    </style:style>
    <style:style style:name="TABELA_5f_KM_5f_MOTORISTA.A2" style:display-name="TABELA_KM_MOTORISTA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2" style:display-name="TABELA_KM_MOTORISTA.N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padding="0.097cm" fo:border-left="0.002cm solid #000000" fo:border-right="none" fo:border-top="none" fo:border-bottom="0.002cm solid #000000"/>
    </style:style>
    <style:style style:name="TABELA_5f_KM_5f_MOTORISTA.N3" style:display-name="TABELA_KM_MOTORISTA.N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4" style:family="paragraph" style:parent-style-name="Table_20_Contents">
      <style:text-properties style:use-window-font-color="true" style:font-name="Bitstream Vera Serif" fo:font-size="9pt" fo:font-weight="bold" officeooo:rsid="002a8da0" officeooo:paragraph-rsid="002a8da0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2a8da0" officeooo:paragraph-rsid="002a8da0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5e40" officeooo:paragraph-rsid="00335e40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use-window-font-color="true" style:font-name="Bitstream Vera Serif" fo:font-size="9pt" fo:font-weight="bold" officeooo:rsid="00335e40" officeooo:paragraph-rsid="00354857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c541" officeooo:paragraph-rsid="00354857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335e40" officeooo:paragraph-rsid="00335e40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335e40" officeooo:paragraph-rsid="0033c541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fo:font-weight="bold" officeooo:rsid="002a8da0" officeooo:paragraph-rsid="0034d3fd" style:font-weight-asian="bold" style:font-weight-complex="bold"/>
    </style:style>
    <style:style style:name="P12" style:family="paragraph" style:parent-style-name="Table_20_Contents">
      <style:text-properties style:use-window-font-color="true" fo:font-size="9pt" officeooo:rsid="0026a77f" officeooo:paragraph-rsid="0026a77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text-properties style:use-window-font-color="true" fo:font-size="9pt" officeooo:rsid="0026a77f" officeooo:paragraph-rsid="0026a77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4" style:family="paragraph" style:parent-style-name="Table_20_Contents">
      <style:text-properties style:use-window-font-color="true" fo:font-size="9pt" fo:font-weight="bold" officeooo:rsid="0026a77f" officeooo:paragraph-rsid="0026a77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354857" style:language-asian="en" style:country-asian="US" style:language-complex="en" style:country-complex="US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51c2b9" style:language-asian="en" style:country-asian="US" style:language-complex="en" style:country-complex="US"/>
    </style:style>
    <style:style style:name="P19" style:family="paragraph" style:parent-style-name="Standard">
      <style:paragraph-properties fo:text-align="start" style:justify-single-word="false" fo:break-before="pag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20" style:family="paragraph" style:parent-style-name="Standard">
      <style:paragraph-properties fo:text-align="start" style:justify-single-word="false" fo:break-before="page"/>
      <style:text-properties style:use-window-font-color="true" fo:font-size="14pt" fo:language="pt" fo:country="BR" fo:font-weight="bold" officeooo:rsid="00124224" officeooo:paragraph-rsid="00526d39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22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language="pt" fo:country="BR" officeooo:rsid="00124224" officeooo:paragraph-rsid="001d33d7" style:language-asian="en" style:country-asian="US" style:language-complex="en" style:country-complex="US"/>
    </style:style>
    <style:style style:name="P23" style:family="paragraph" style:parent-style-name="Table_20_Contents" style:master-page-name="Paisagem_20_personalizada">
      <style:paragraph-properties fo:text-align="center" style:justify-single-word="false" style:page-number="auto" fo:break-before="page"/>
      <style:text-properties officeooo:paragraph-rsid="0034d3fd"/>
    </style:style>
    <style:style style:name="P24" style:family="paragraph" style:parent-style-name="Table_20_Contents">
      <style:text-properties style:use-window-font-color="true" style:font-name="Bitstream Vera Serif" fo:font-size="9pt" fo:font-weight="bold" officeooo:rsid="004cb3fe" officeooo:paragraph-rsid="004cb3fe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use-window-font-color="true" style:font-name="Bitstream Vera Serif" fo:font-size="9pt" fo:font-weight="bold" officeooo:rsid="004cb3fe" officeooo:paragraph-rsid="0051c2b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50ec32" officeooo:paragraph-rsid="0050ec32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50ec32" officeooo:paragraph-rsid="0051c2b9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2a8da0" officeooo:paragraph-rsid="0051c2b9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use-window-font-color="true" style:font-name="Bitstream Vera Serif" fo:font-size="9pt" fo:font-weight="bold" officeooo:rsid="002a8da0" officeooo:paragraph-rsid="0051c2b9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5e40" officeooo:paragraph-rsid="0051c2b9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use-window-font-color="true" style:font-name="Bitstream Vera Serif" fo:font-size="9pt" fo:font-weight="bold" officeooo:rsid="00335e40" officeooo:paragraph-rsid="0051c2b9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c541" officeooo:paragraph-rsid="0051c2b9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4fb772" officeooo:paragraph-rsid="004fb772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4fb772" officeooo:paragraph-rsid="0051c2b9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335e40" officeooo:paragraph-rsid="0051c2b9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weight="bold" officeooo:rsid="002a8da0" officeooo:paragraph-rsid="0051c2b9" style:font-weight-asian="bold" style:font-weight-complex="bold"/>
    </style:style>
    <style:style style:name="P37" style:family="paragraph" style:parent-style-name="Table_20_Contents" style:master-page-name="Paisagem_20_personalizada">
      <style:paragraph-properties fo:text-align="center" style:justify-single-word="false" style:page-number="auto" fo:break-before="page"/>
      <style:text-properties officeooo:paragraph-rsid="0051c2b9"/>
    </style:style>
    <style:style style:name="T1" style:family="text">
      <style:text-properties officeooo:rsid="001d33d7"/>
    </style:style>
    <style:style style:name="T2" style:family="text">
      <style:text-properties fo:font-weight="bold" officeooo:rsid="001d33d7" style:font-weight-asian="bold" style:font-weight-complex="bold"/>
    </style:style>
    <style:style style:name="T3" style:family="text">
      <style:text-properties style:use-window-font-color="true" fo:font-weight="bold" officeooo:rsid="002a8da0" style:font-weight-asian="bold" style:font-weight-complex="bold"/>
    </style:style>
    <style:style style:name="T4" style:family="text">
      <style:text-properties style:use-window-font-color="true" fo:font-weight="bold" officeooo:rsid="0051c2b9" style:font-weight-asian="bold" style:font-weight-complex="bold"/>
    </style:style>
    <style:style style:name="T5" style:family="text">
      <style:text-properties style:use-window-font-color="true" fo:language="pt" fo:country="BR" fo:font-weight="bold" officeooo:rsid="002a8da0" style:language-asian="en" style:country-asian="US" style:font-weight-asian="bold" style:language-complex="en" style:country-complex="US" style:font-weight-complex="bold"/>
    </style:style>
    <style:style style:name="T6" style:family="text">
      <style:text-properties officeooo:rsid="0051c2b9"/>
    </style:style>
    <style:style style:name="T7" style:family="text">
      <style:text-properties officeooo:rsid="00526d39"/>
    </style:style>
    <style:style style:name="T8" style:family="text">
      <style:text-properties officeooo:rsid="00527d4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15"/>
      <text:p text:style-name="P3"/>
      <text:p text:style-name="P3"/>
      <text:p text:style-name="P3"/>
      <text:p text:style-name="P3"/>
      <text:p text:style-name="P3"/>
      <text:p text:style-name="P3">Relatório de </text:p>
      <text:p text:style-name="P3">Quilometragem</text:p>
      <text:p text:style-name="P20"><text:span text:style-name="T8">1. </text:span>Resumo das Estatísticas</text:p>
      <text:p text:style-name="P21"/>
      <text:p text:style-name="P22"><text:span text:style-name="T1">Foram percorridos </text:span><text:span text:style-name="T2">[KM_TOTAL] Km</text:span><text:span text:style-name="T1">.</text:span></text:p>
      <text:p text:style-name="P21"/>
      <text:p text:style-name="P21">Em média, cada motorista percorreu [KM_MEDIA] km.</text:p>
      <text:p text:style-name="P21"/>
      <text:p text:style-name="P21"/>
      <text:p text:style-name="P21"/>
      <text:p text:style-name="P37"><text:span text:style-name="T3">Dados de Km </text:span><text:span text:style-name="T5">Rodados</text:span><text:span text:style-name="T3"> </text:span><text:span text:style-name="T4">por motorista </text:span><text:span text:style-name="T3">em [ANO]</text:span></text:p>
      <text:p text:style-name="P36"/>
      <table:table table:name="TABELA_KM_MOTORISTA" table:style-name="TABELA_5f_KM_5f_MOTORISTA">
        <table:table-column table:style-name="TABELA_5f_KM_5f_MOTORISTA.A"/>
        <table:table-column table:style-name="TABELA_5f_KM_5f_MOTORISTA.B" table:number-columns-repeated="12"/>
        <table:table-column table:style-name="TABELA_5f_KM_5f_MOTORISTA.N"/>
        <table:table-header-rows>
          <table:table-row>
            <table:table-cell table:style-name="TABELA_5f_KM_5f_MOTORISTA.A1" office:value-type="string">
              <text:p text:style-name="P29"><text:span text:style-name="T6">Motorista</text:span></text:p>
            </table:table-cell>
            <table:table-cell table:style-name="TABELA_5f_KM_5f_MOTORISTA.A1" office:value-type="string">
              <text:p text:style-name="P28">Jan.</text:p>
            </table:table-cell>
            <table:table-cell table:style-name="TABELA_5f_KM_5f_MOTORISTA.A1" office:value-type="string">
              <text:p text:style-name="P28">Fev.</text:p>
            </table:table-cell>
            <table:table-cell table:style-name="TABELA_5f_KM_5f_MOTORISTA.A1" office:value-type="string">
              <text:p text:style-name="P28">Mar.</text:p>
            </table:table-cell>
            <table:table-cell table:style-name="TABELA_5f_KM_5f_MOTORISTA.A1" office:value-type="string">
              <text:p text:style-name="P28">Abr.</text:p>
            </table:table-cell>
            <table:table-cell table:style-name="TABELA_5f_KM_5f_MOTORISTA.A1" office:value-type="string">
              <text:p text:style-name="P28">Maio</text:p>
            </table:table-cell>
            <table:table-cell table:style-name="TABELA_5f_KM_5f_MOTORISTA.A1" office:value-type="string">
              <text:p text:style-name="P28">Jun.</text:p>
            </table:table-cell>
            <table:table-cell table:style-name="TABELA_5f_KM_5f_MOTORISTA.A1" office:value-type="string">
              <text:p text:style-name="P28">Jul.</text:p>
            </table:table-cell>
            <table:table-cell table:style-name="TABELA_5f_KM_5f_MOTORISTA.A1" office:value-type="string">
              <text:p text:style-name="P28">Ago.</text:p>
            </table:table-cell>
            <table:table-cell table:style-name="TABELA_5f_KM_5f_MOTORISTA.A1" office:value-type="string">
              <text:p text:style-name="P28">Set.</text:p>
            </table:table-cell>
            <table:table-cell table:style-name="TABELA_5f_KM_5f_MOTORISTA.A1" office:value-type="string">
              <text:p text:style-name="P30">Out.</text:p>
            </table:table-cell>
            <table:table-cell table:style-name="TABELA_5f_KM_5f_MOTORISTA.A1" office:value-type="string">
              <text:p text:style-name="P30">Nov.</text:p>
            </table:table-cell>
            <table:table-cell table:style-name="TABELA_5f_KM_5f_MOTORISTA.A1" office:value-type="string">
              <text:p text:style-name="P30">Dez.</text:p>
            </table:table-cell>
            <table:table-cell table:style-name="TABELA_5f_KM_5f_MOTORISTA.N1" office:value-type="string">
              <text:p text:style-name="P30">Total</text:p>
            </table:table-cell>
          </table:table-row>
          <table:table-row>
            <table:table-cell table:style-name="TABELA_5f_KM_5f_MOTORISTA.A2" office:value-type="string">
              <text:p text:style-name="P25">[NOME]</text:p>
            </table:table-cell>
            <table:table-cell table:style-name="TABELA_5f_KM_5f_MOTORISTA.A2" office:value-type="string">
              <text:p text:style-name="P35">[01]</text:p>
            </table:table-cell>
            <table:table-cell table:style-name="TABELA_5f_KM_5f_MOTORISTA.A2" office:value-type="string">
              <text:p text:style-name="P34">[02]</text:p>
            </table:table-cell>
            <table:table-cell table:style-name="TABELA_5f_KM_5f_MOTORISTA.A2" office:value-type="string">
              <text:p text:style-name="P34">[03]</text:p>
            </table:table-cell>
            <table:table-cell table:style-name="TABELA_5f_KM_5f_MOTORISTA.A2" office:value-type="string">
              <text:p text:style-name="P34">[04]</text:p>
            </table:table-cell>
            <table:table-cell table:style-name="TABELA_5f_KM_5f_MOTORISTA.A2" office:value-type="string">
              <text:p text:style-name="P34">[05]</text:p>
            </table:table-cell>
            <table:table-cell table:style-name="TABELA_5f_KM_5f_MOTORISTA.A2" office:value-type="string">
              <text:p text:style-name="P34">[06]</text:p>
            </table:table-cell>
            <table:table-cell table:style-name="TABELA_5f_KM_5f_MOTORISTA.A2" office:value-type="string">
              <text:p text:style-name="P34">[07]</text:p>
            </table:table-cell>
            <table:table-cell table:style-name="TABELA_5f_KM_5f_MOTORISTA.A2" office:value-type="string">
              <text:p text:style-name="P34">[08]</text:p>
            </table:table-cell>
            <table:table-cell table:style-name="TABELA_5f_KM_5f_MOTORISTA.A2" office:value-type="string">
              <text:p text:style-name="P34">[09]</text:p>
            </table:table-cell>
            <table:table-cell table:style-name="TABELA_5f_KM_5f_MOTORISTA.A2" office:value-type="string">
              <text:p text:style-name="P34">[10]</text:p>
            </table:table-cell>
            <table:table-cell table:style-name="TABELA_5f_KM_5f_MOTORISTA.A2" office:value-type="string">
              <text:p text:style-name="P34">[11]</text:p>
            </table:table-cell>
            <table:table-cell table:style-name="TABELA_5f_KM_5f_MOTORISTA.A2" office:value-type="string">
              <text:p text:style-name="P34">[12]</text:p>
            </table:table-cell>
            <table:table-cell table:style-name="TABELA_5f_KM_5f_MOTORISTA.N2" office:value-type="string">
              <text:p text:style-name="P34">[TOTAL_<text:span text:style-name="T6">M</text:span>]</text:p>
            </table:table-cell>
          </table:table-row>
        </table:table-header-rows>
        <table:table-row>
          <table:table-cell table:style-name="TABELA_5f_KM_5f_MOTORISTA.A3" office:value-type="string">
            <text:p text:style-name="P25">[NOME]</text:p>
          </table:table-cell>
          <table:table-cell table:style-name="TABELA_5f_KM_5f_MOTORISTA.A3" office:value-type="string">
            <text:p text:style-name="P35">[01]</text:p>
          </table:table-cell>
          <table:table-cell table:style-name="TABELA_5f_KM_5f_MOTORISTA.A3" office:value-type="string">
            <text:p text:style-name="P34">[02]</text:p>
          </table:table-cell>
          <table:table-cell table:style-name="TABELA_5f_KM_5f_MOTORISTA.A3" office:value-type="string">
            <text:p text:style-name="P34">[03]</text:p>
          </table:table-cell>
          <table:table-cell table:style-name="TABELA_5f_KM_5f_MOTORISTA.A3" office:value-type="string">
            <text:p text:style-name="P34">[04]</text:p>
          </table:table-cell>
          <table:table-cell table:style-name="TABELA_5f_KM_5f_MOTORISTA.A3" office:value-type="string">
            <text:p text:style-name="P34">[05]</text:p>
          </table:table-cell>
          <table:table-cell table:style-name="TABELA_5f_KM_5f_MOTORISTA.A3" office:value-type="string">
            <text:p text:style-name="P34">[06]</text:p>
          </table:table-cell>
          <table:table-cell table:style-name="TABELA_5f_KM_5f_MOTORISTA.A3" office:value-type="string">
            <text:p text:style-name="P34">[07]</text:p>
          </table:table-cell>
          <table:table-cell table:style-name="TABELA_5f_KM_5f_MOTORISTA.A3" office:value-type="string">
            <text:p text:style-name="P34">[08]</text:p>
          </table:table-cell>
          <table:table-cell table:style-name="TABELA_5f_KM_5f_MOTORISTA.A3" office:value-type="string">
            <text:p text:style-name="P34">[09]</text:p>
          </table:table-cell>
          <table:table-cell table:style-name="TABELA_5f_KM_5f_MOTORISTA.A3" office:value-type="string">
            <text:p text:style-name="P34">[10]</text:p>
          </table:table-cell>
          <table:table-cell table:style-name="TABELA_5f_KM_5f_MOTORISTA.A3" office:value-type="string">
            <text:p text:style-name="P34">[11]</text:p>
          </table:table-cell>
          <table:table-cell table:style-name="TABELA_5f_KM_5f_MOTORISTA.A3" office:value-type="string">
            <text:p text:style-name="P34">[12]</text:p>
          </table:table-cell>
          <table:table-cell table:style-name="TABELA_5f_KM_5f_MOTORISTA.N3" office:value-type="string">
            <text:p text:style-name="P34">[TOTAL_<text:span text:style-name="T6">M</text:span>]</text:p>
          </table:table-cell>
        </table:table-row>
      </table:table>
      <text:p text:style-name="P18"/>
      <text:p text:style-name="P18"/>
      <text:p text:style-name="P23"><text:span text:style-name="T3">Dados de Km </text:span><text:span text:style-name="T5">Rodados</text:span><text:span text:style-name="T3"> </text:span><text:span text:style-name="T4">por centro </text:span><text:span text:style-name="T3">em [ANO]</text:span></text:p>
      <text:p text:style-name="P11"/>
      <table:table table:name="TABELA_KM_CENTRO" table:style-name="TABELA_5f_KM_5f_CENTRO">
        <table:table-column table:style-name="TABELA_5f_KM_5f_CENTRO.A"/>
        <table:table-column table:style-name="TABELA_5f_KM_5f_CENTRO.B" table:number-columns-repeated="12"/>
        <table:table-column table:style-name="TABELA_5f_KM_5f_CENTRO.N"/>
        <table:table-header-rows>
          <table:table-row>
            <table:table-cell table:style-name="TABELA_5f_KM_5f_CENTRO.A1" office:value-type="string">
              <text:p text:style-name="P4">Centro</text:p>
            </table:table-cell>
            <table:table-cell table:style-name="TABELA_5f_KM_5f_CENTRO.A1" office:value-type="string">
              <text:p text:style-name="P5">Jan.</text:p>
            </table:table-cell>
            <table:table-cell table:style-name="TABELA_5f_KM_5f_CENTRO.A1" office:value-type="string">
              <text:p text:style-name="P5">Fev.</text:p>
            </table:table-cell>
            <table:table-cell table:style-name="TABELA_5f_KM_5f_CENTRO.A1" office:value-type="string">
              <text:p text:style-name="P5">Mar.</text:p>
            </table:table-cell>
            <table:table-cell table:style-name="TABELA_5f_KM_5f_CENTRO.A1" office:value-type="string">
              <text:p text:style-name="P5">Abr.</text:p>
            </table:table-cell>
            <table:table-cell table:style-name="TABELA_5f_KM_5f_CENTRO.A1" office:value-type="string">
              <text:p text:style-name="P5">Maio</text:p>
            </table:table-cell>
            <table:table-cell table:style-name="TABELA_5f_KM_5f_CENTRO.A1" office:value-type="string">
              <text:p text:style-name="P5">Jun.</text:p>
            </table:table-cell>
            <table:table-cell table:style-name="TABELA_5f_KM_5f_CENTRO.A1" office:value-type="string">
              <text:p text:style-name="P5">Jul.</text:p>
            </table:table-cell>
            <table:table-cell table:style-name="TABELA_5f_KM_5f_CENTRO.A1" office:value-type="string">
              <text:p text:style-name="P5">Ago.</text:p>
            </table:table-cell>
            <table:table-cell table:style-name="TABELA_5f_KM_5f_CENTRO.A1" office:value-type="string">
              <text:p text:style-name="P5">Set.</text:p>
            </table:table-cell>
            <table:table-cell table:style-name="TABELA_5f_KM_5f_CENTRO.A1" office:value-type="string">
              <text:p text:style-name="P6">Out.</text:p>
            </table:table-cell>
            <table:table-cell table:style-name="TABELA_5f_KM_5f_CENTRO.A1" office:value-type="string">
              <text:p text:style-name="P6">Nov.</text:p>
            </table:table-cell>
            <table:table-cell table:style-name="TABELA_5f_KM_5f_CENTRO.A1" office:value-type="string">
              <text:p text:style-name="P6">Dez.</text:p>
            </table:table-cell>
            <table:table-cell table:style-name="TABELA_5f_KM_5f_CENTRO.N1" office:value-type="string">
              <text:p text:style-name="P6">Total</text:p>
            </table:table-cell>
          </table:table-row>
          <table:table-row>
            <table:table-cell table:style-name="TABELA_5f_KM_5f_CENTRO.A2" office:value-type="string">
              <text:p text:style-name="P24">[NOME]</text:p>
            </table:table-cell>
            <table:table-cell table:style-name="TABELA_5f_KM_5f_CENTRO.A2" office:value-type="string">
              <text:p text:style-name="P9">[01]</text:p>
            </table:table-cell>
            <table:table-cell table:style-name="TABELA_5f_KM_5f_CENTRO.A2" office:value-type="string">
              <text:p text:style-name="P33">[02]</text:p>
            </table:table-cell>
            <table:table-cell table:style-name="TABELA_5f_KM_5f_CENTRO.A2" office:value-type="string">
              <text:p text:style-name="P33">[03]</text:p>
            </table:table-cell>
            <table:table-cell table:style-name="TABELA_5f_KM_5f_CENTRO.A2" office:value-type="string">
              <text:p text:style-name="P33">[04]</text:p>
            </table:table-cell>
            <table:table-cell table:style-name="TABELA_5f_KM_5f_CENTRO.A2" office:value-type="string">
              <text:p text:style-name="P33">[05]</text:p>
            </table:table-cell>
            <table:table-cell table:style-name="TABELA_5f_KM_5f_CENTRO.A2" office:value-type="string">
              <text:p text:style-name="P33">[06]</text:p>
            </table:table-cell>
            <table:table-cell table:style-name="TABELA_5f_KM_5f_CENTRO.A2" office:value-type="string">
              <text:p text:style-name="P33">[07]</text:p>
            </table:table-cell>
            <table:table-cell table:style-name="TABELA_5f_KM_5f_CENTRO.A2" office:value-type="string">
              <text:p text:style-name="P33">[08]</text:p>
            </table:table-cell>
            <table:table-cell table:style-name="TABELA_5f_KM_5f_CENTRO.A2" office:value-type="string">
              <text:p text:style-name="P33">[09]</text:p>
            </table:table-cell>
            <table:table-cell table:style-name="TABELA_5f_KM_5f_CENTRO.A2" office:value-type="string">
              <text:p text:style-name="P33">[10]</text:p>
            </table:table-cell>
            <table:table-cell table:style-name="TABELA_5f_KM_5f_CENTRO.A2" office:value-type="string">
              <text:p text:style-name="P33">[11]</text:p>
            </table:table-cell>
            <table:table-cell table:style-name="TABELA_5f_KM_5f_CENTRO.A2" office:value-type="string">
              <text:p text:style-name="P33">[12]</text:p>
            </table:table-cell>
            <table:table-cell table:style-name="TABELA_5f_KM_5f_CENTRO.N2" office:value-type="string">
              <text:p text:style-name="P33">[TOTAL_C]</text:p>
            </table:table-cell>
          </table:table-row>
        </table:table-header-rows>
        <table:table-row>
          <table:table-cell table:style-name="TABELA_5f_KM_5f_CENTRO.A3" office:value-type="string">
            <text:p text:style-name="P24">[NOME]</text:p>
          </table:table-cell>
          <table:table-cell table:style-name="TABELA_5f_KM_5f_CENTRO.A3" office:value-type="string">
            <text:p text:style-name="P10">[01]</text:p>
          </table:table-cell>
          <table:table-cell table:style-name="TABELA_5f_KM_5f_CENTRO.A3" office:value-type="string">
            <text:p text:style-name="P33">[02]</text:p>
          </table:table-cell>
          <table:table-cell table:style-name="TABELA_5f_KM_5f_CENTRO.A3" office:value-type="string">
            <text:p text:style-name="P33">[03]</text:p>
          </table:table-cell>
          <table:table-cell table:style-name="TABELA_5f_KM_5f_CENTRO.A3" office:value-type="string">
            <text:p text:style-name="P33">[04]</text:p>
          </table:table-cell>
          <table:table-cell table:style-name="TABELA_5f_KM_5f_CENTRO.A3" office:value-type="string">
            <text:p text:style-name="P33">[05]</text:p>
          </table:table-cell>
          <table:table-cell table:style-name="TABELA_5f_KM_5f_CENTRO.A3" office:value-type="string">
            <text:p text:style-name="P33">[06]</text:p>
          </table:table-cell>
          <table:table-cell table:style-name="TABELA_5f_KM_5f_CENTRO.A3" office:value-type="string">
            <text:p text:style-name="P33">[07]</text:p>
          </table:table-cell>
          <table:table-cell table:style-name="TABELA_5f_KM_5f_CENTRO.A3" office:value-type="string">
            <text:p text:style-name="P33">[08]</text:p>
          </table:table-cell>
          <table:table-cell table:style-name="TABELA_5f_KM_5f_CENTRO.A3" office:value-type="string">
            <text:p text:style-name="P33">[09]</text:p>
          </table:table-cell>
          <table:table-cell table:style-name="TABELA_5f_KM_5f_CENTRO.A3" office:value-type="string">
            <text:p text:style-name="P33">[10]</text:p>
          </table:table-cell>
          <table:table-cell table:style-name="TABELA_5f_KM_5f_CENTRO.A3" office:value-type="string">
            <text:p text:style-name="P33">[11]</text:p>
          </table:table-cell>
          <table:table-cell table:style-name="TABELA_5f_KM_5f_CENTRO.A3" office:value-type="string">
            <text:p text:style-name="P33">[12]</text:p>
          </table:table-cell>
          <table:table-cell table:style-name="TABELA_5f_KM_5f_CENTRO.N3" office:value-type="string">
            <text:p text:style-name="P33">[TOTAL_C]</text:p>
          </table:table-cell>
        </table:table-row>
      </table:table>
      <table:table table:name="C_KM_TOTAL" table:style-name="C_5f_KM_5f_TOTAL">
        <table:table-column table:style-name="C_5f_KM_5f_TOTAL.A"/>
        <table:table-column table:style-name="C_5f_KM_5f_TOTAL.B" table:number-columns-repeated="12"/>
        <table:table-column table:style-name="C_5f_KM_5f_TOTAL.N"/>
        <table:table-header-rows>
          <table:table-row>
            <table:table-cell table:style-name="C_5f_KM_5f_TOTAL.A1" office:value-type="string">
              <text:p text:style-name="P7">Total</text:p>
            </table:table-cell>
            <table:table-cell table:style-name="C_5f_KM_5f_TOTAL.A1" office:value-type="string">
              <text:p text:style-name="P8">[T01]</text:p>
            </table:table-cell>
            <table:table-cell table:style-name="C_5f_KM_5f_TOTAL.A1" office:value-type="string">
              <text:p text:style-name="P8">[T02]</text:p>
            </table:table-cell>
            <table:table-cell table:style-name="C_5f_KM_5f_TOTAL.A1" office:value-type="string">
              <text:p text:style-name="P8">[T03]</text:p>
            </table:table-cell>
            <table:table-cell table:style-name="C_5f_KM_5f_TOTAL.A1" office:value-type="string">
              <text:p text:style-name="P8">[T04]</text:p>
            </table:table-cell>
            <table:table-cell table:style-name="C_5f_KM_5f_TOTAL.A1" office:value-type="string">
              <text:p text:style-name="P8">[T05]</text:p>
            </table:table-cell>
            <table:table-cell table:style-name="C_5f_KM_5f_TOTAL.A1" office:value-type="string">
              <text:p text:style-name="P8">[T06]</text:p>
            </table:table-cell>
            <table:table-cell table:style-name="C_5f_KM_5f_TOTAL.A1" office:value-type="string">
              <text:p text:style-name="P8">[T07]</text:p>
            </table:table-cell>
            <table:table-cell table:style-name="C_5f_KM_5f_TOTAL.A1" office:value-type="string">
              <text:p text:style-name="P8">[T08]</text:p>
            </table:table-cell>
            <table:table-cell table:style-name="C_5f_KM_5f_TOTAL.A1" office:value-type="string">
              <text:p text:style-name="P8">[T09]</text:p>
            </table:table-cell>
            <table:table-cell table:style-name="C_5f_KM_5f_TOTAL.A1" office:value-type="string">
              <text:p text:style-name="P8">[T10]</text:p>
            </table:table-cell>
            <table:table-cell table:style-name="C_5f_KM_5f_TOTAL.A1" office:value-type="string">
              <text:p text:style-name="P8">[T11]</text:p>
            </table:table-cell>
            <table:table-cell table:style-name="C_5f_KM_5f_TOTAL.A1" office:value-type="string">
              <text:p text:style-name="P8">[T12]</text:p>
            </table:table-cell>
            <table:table-cell table:style-name="C_5f_KM_5f_TOTAL.N1" office:value-type="string">
              <text:p text:style-name="P26">[TOTAL_G]</text:p>
            </table:table-cell>
          </table:table-row>
        </table:table-header-rows>
      </table:table>
      <text:p text:style-name="P16"/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1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 style:next-style-name="Standard">
      <style:header>
        <text:p text:style-name="MP2"><draw:frame draw:style-name="Mfr1" draw:name="figura2" text:anchor-type="as-char" svg:width="15.381cm" svg:height="2.681cm" draw:z-index="2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55</meta:editing-cycles>
    <meta:editing-duration>PT08H46M05S</meta:editing-duration>
    <meta:keyword>relatório</meta:keyword>
    <meta:keyword>quilometragem</meta:keyword>
    <dc:date>2010-12-09T16:40:46</dc:date>
    <dc:creator>Hugo Maia Vieira</dc:creator>
    <meta:document-statistic meta:table-count="3" meta:image-count="2" meta:object-count="0" meta:page-count="5" meta:paragraph-count="107" meta:word-count="132" meta:character-count="663"/>
    <meta:user-defined meta:name="Info 1"/>
    <meta:user-defined meta:name="Info 2"/>
    <meta:user-defined meta:name="Info 3"/>
    <meta:user-defined meta:name="Info 4"/>
  </office:meta>
</office:document-meta>
</file>